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5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6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51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3" table:number-columns-repeated="2"/>
          <table:table-cell table:style-name="ce43" office:value-type="string">
            <text:p>GPS</text:p>
          </table:table-cell>
          <table:table-cell table:style-name="ce45"/>
          <table:table-cell table:style-name="ce47" office:value-type="string">
            <text:p>extension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4-06_09-40-23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6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1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4-06_03-38-48_000.jpg</text:p>
          </table:table-cell>
          <table:table-cell table:style-name="ce26" office:value-type="string">
            <text:p>:m :PHOTO 寝た時刻 / 2023 / オナニー、未了、duration=1h20m?時間ぐらい,other=~</text:p>
          </table:table-cell>
          <table:table-cell table:style-name="ce27"/>
          <table:table-cell table:style-name="ce10"/>
          <table:table-cell table:style-name="ce10"/>
          <table:table-cell table:style-name="ce46" table:formula="of:=IF([.E3]=&quot;&quot;;[.C3];CONCATENATE([.C3];&quot; / &quot;;[.E3]))" office:value-type="string" office:string-value=":m :PHOTO 寝た時刻 / 2023 / オナニー、未了、duration=1h20m?時間ぐらい,other=~">
            <text:p>:m :PHOTO 寝た時刻 / 2023 / オナニー、未了、duration=1h20m?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1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4-05_21-18-13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6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1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4-06_12-59-5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6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1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4-06_09-50-3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6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1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4-06_10-57-55_000.jpg</text:p>
          </table:table-cell>
          <table:table-cell table:style-name="ce26" office:value-type="string">
            <text:p>:m #*# RES / JVEMV6 64#199.2.1_jinsai_dooji / 『童子問』 著者=伊藤仁斎,校注=~ / p.112? / w=王通；陳亮,topic=~,publisher=~,other=</text:p>
          </table:table-cell>
          <table:table-cell table:style-name="ce27"/>
          <table:table-cell table:style-name="ce10"/>
          <table:table-cell table:style-name="ce10"/>
          <table:table-cell table:style-name="ce46" table:formula="of:=IF([.E7]=&quot;&quot;;[.C9];CONCATENATE([.C9];&quot; / &quot;;[.E7]))" office:value-type="string" office:string-value=":m #*# RES / free# S87DP9 記事読み / id=V97T(browser=yan) / media=ya / theme=韓国；政府；半導体,content=~,w=~ / genre=~ / other=~">
            <text:p>:m #*# RES / free# S87DP9 記事読み / id=V97T(browser=yan) / media=ya / theme=韓国；政府；半導体,content=~,w=~ / genre=~ / 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1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4-06_12-11-52_000.jpg</text:p>
          </table:table-cell>
          <table:table-cell table:style-name="ce26" office:value-type="string">
            <text:p>:m #*# RES / JVEMV6 64#265_islam_genten_makino / 『イスラームの原点』 著者=牧野信也,校注=~ / p.11 / w=~,topic=~,publisher=~,other=QQQ</text:p>
          </table:table-cell>
          <table:table-cell table:style-name="ce26"/>
          <table:table-cell table:style-name="ce10"/>
          <table:table-cell table:style-name="ce10"/>
          <table:table-cell table:style-name="ce46" table:formula="of:=IF([.E8]=&quot;&quot;;[.C8];CONCATENATE([.C8];&quot; / &quot;;[.E8]))" office:value-type="string" office:string-value=":m #*# RES / JVEMV6 64#265_islam_genten_makino / 『イスラームの原点』 著者=牧野信也,校注=~ / p.11 / w=~,topic=~,publisher=~,other=QQQ">
            <text:p>:m #*# RES / JVEMV6 64#265_islam_genten_makino / 『イスラームの原点』 著者=牧野信也,校注=~ / p.11 / w=~,topic=~,publisher=~,other=QQQ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1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4-06_14-47-45_000.jpg</text:p>
          </table:table-cell>
          <table:table-cell table:style-name="ce26" office:value-type="string">
            <text:p>:m #*# RES / free# S87DP9 記事読み / id=V97T(browser=yan) / media=ya / theme=韓国；政府；半導体,content=~,w=~ / genre=~ / other=~</text:p>
          </table:table-cell>
          <table:table-cell table:style-name="ce27"/>
          <table:table-cell table:style-name="ce10"/>
          <table:table-cell table:style-name="ce10"/>
          <table:table-cell table:style-name="ce46" table:formula="of:=IF([.E9]=&quot;&quot;;[.C9];CONCATENATE([.C9];&quot; / &quot;;[.E9]))" office:value-type="string" office:string-value=":m #*# RES / free# S87DP9 記事読み / id=V97T(browser=yan) / media=ya / theme=韓国；政府；半導体,content=~,w=~ / genre=~ / other=~">
            <text:p>:m #*# RES / free# S87DP9 記事読み / id=V97T(browser=yan) / media=ya / theme=韓国；政府；半導体,content=~,w=~ / genre=~ / 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1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4-06_14-48-03_000.jpg</text:p>
          </table:table-cell>
          <table:table-cell table:style-name="ce26" office:value-type="string">
            <text:p>:m #*# RES / free# S87DP9 記事読み / id=B0T5(browser=yan) / media=ya / theme=韓国：強制動員；改定案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0]=&quot;&quot;;[.C10];CONCATENATE([.C10];&quot; / &quot;;[.E10]))" office:value-type="string" office:string-value=":m #*# RES / free# S87DP9 記事読み / id=B0T5(browser=yan) / media=ya / theme=韓国：強制動員；改定案,content=~,w=~ / genre=~ / other=~">
            <text:p>:m #*# RES / free# S87DP9 記事読み / id=B0T5(browser=yan) / media=ya / theme=韓国：強制動員；改定案,content=~,w=~ / genre=~ / 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1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3-04-06_15-57-04_000.jpg</text:p>
          </table:table-cell>
          <table:table-cell table:style-name="ce26" office:value-type="string">
            <text:p>:m 1*2 RES / JVEMV6 64#267_akushitu / 『悪質商法のすごい手口』 著者=国民生活センター、監修,校注=~ / p.? / w=~,topic=~,publisher=~,other=memo+:被害者の総数：推計</text:p>
          </table:table-cell>
          <table:table-cell table:style-name="ce28"/>
          <table:table-cell table:style-name="ce10"/>
          <table:table-cell table:style-name="ce10"/>
          <table:table-cell table:style-name="ce46" table:formula="of:=IF([.E11]=&quot;&quot;;[.C11];CONCATENATE([.C11];&quot; / &quot;;[.E11]))" office:value-type="string" office:string-value=":m 1*2 RES / JVEMV6 64#267_akushitu / 『悪質商法のすごい手口』 著者=国民生活センター、監修,校注=~ / p.? / w=~,topic=~,publisher=~,other=memo+:被害者の総数：推計">
            <text:p>:m 1*2 RES / JVEMV6 64#267_akushitu / 『悪質商法のすごい手口』 著者=国民生活センター、監修,校注=~ / p.? / w=~,topic=~,publisher=~,other=memo+:被害者の総数：推計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1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7" office:value-type="string">
            <text:p>2023-04-06_15-57-21_000.jpg</text:p>
          </table:table-cell>
          <table:table-cell table:style-name="ce26" office:value-type="string">
            <text:p>:m 2*2 RES / JVEMV6 64#267_akushitu / 『悪質商法のすごい手口』 著者=国民生活センター、監修,校注=~ / p.? / w=~,topic=~,publisher=~,other=tips+:「割合」から、N倍を算出する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2]=&quot;&quot;;[.C12];CONCATENATE([.C12];&quot; / &quot;;[.E12]))" office:value-type="string" office:string-value=":m 2*2 RES / JVEMV6 64#267_akushitu / 『悪質商法のすごい手口』 著者=国民生活センター、監修,校注=~ / p.? / w=~,topic=~,publisher=~,other=tips+:「割合」から、N倍を算出する">
            <text:p>:m 2*2 RES / JVEMV6 64#267_akushitu / 『悪質商法のすごい手口』 著者=国民生活センター、監修,校注=~ / p.? / w=~,topic=~,publisher=~,other=tips+:「割合」から、N倍を算出する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1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 office:value-type="string">
            <text:p>2023-04-06_17-09-22_000.jpg</text:p>
          </table:table-cell>
          <table:table-cell table:style-name="ce26" office:value-type="string">
            <text:p>:m #*# RES / JVEMV6 64#266_mushuukyoo_shimada / 『無宗教こそ日本人の宗教である』 著者=島田裕巳,校注=~ / p.58 / w=高松塚古墳；源信,topic=~,publisher=~,other=QQQ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10" table:formula="of:=RIGHT([.B13];[.K13])" office:value-type="string" office:string-value="jpg">
            <text:p>jpg</text:p>
          </table:table-cell>
          <table:table-cell table:style-name="ce51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4-06_17-37-42_000.jpg</text:p>
          </table:table-cell>
          <table:table-cell table:style-name="ce26" office:value-type="string">
            <text:p>:m 1*1 / read-docs / theme=習近平(xijinping)：講話,content=人大,w=； / genre=~ / other=~, doc-id=P7GO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4]=&quot;&quot;;[.C14];CONCATENATE([.C14];&quot; / &quot;;[.E14]))" office:value-type="string" office:string-value=":m 1*1 / read-docs / theme=習近平(xijinping)：講話,content=人大,w=； / genre=~ / other=~, doc-id=P7GO">
            <text:p>:m 1*1 / read-docs / theme=習近平(xijinping)：講話,content=人大,w=； / genre=~ / other=~, doc-id=P7GO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1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1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16];[.K16])" office:value-type="float" office:value="0">
            <text:p>#VALUE!</text:p>
          </table:table-cell>
          <table:table-cell table:style-name="ce51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1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1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1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6"/>
          <table:table-cell table:style-name="ce10"/>
          <table:table-cell table:style-name="ce10"/>
          <table:table-cell table:style-name="ce46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1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1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1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1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1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1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1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27];[.K27])" office:value-type="float" office:value="0">
            <text:p>#VALUE!</text:p>
          </table:table-cell>
          <table:table-cell table:style-name="ce51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1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1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1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1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1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1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1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1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1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1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4"/>
          <table:table-cell table:style-name="ce10"/>
          <table:table-cell table:style-name="ce10"/>
          <table:table-cell table:style-name="ce46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1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1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1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1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1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1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1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1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1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1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6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1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1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1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1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1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1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1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1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56];[.K56])" office:value-type="float" office:value="0">
            <text:p>#VALUE!</text:p>
          </table:table-cell>
          <table:table-cell table:style-name="ce51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1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58];[.K58])" office:value-type="float" office:value="0">
            <text:p>#VALUE!</text:p>
          </table:table-cell>
          <table:table-cell table:style-name="ce51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1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1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1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1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1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1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1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1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1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1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1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70];[.K70])" office:value-type="float" office:value="0">
            <text:p>#VALUE!</text:p>
          </table:table-cell>
          <table:table-cell table:style-name="ce51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1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1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1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1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1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1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1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1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1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1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1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1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1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4];[.K84])" office:value-type="float" office:value="0">
            <text:p>#VALUE!</text:p>
          </table:table-cell>
          <table:table-cell table:style-name="ce51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5];[.K85])" office:value-type="float" office:value="0">
            <text:p>#VALUE!</text:p>
          </table:table-cell>
          <table:table-cell table:style-name="ce51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86];[.K86])" office:value-type="float" office:value="0">
            <text:p>#VALUE!</text:p>
          </table:table-cell>
          <table:table-cell table:style-name="ce51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7];[.K87])" office:value-type="float" office:value="0">
            <text:p>#VALUE!</text:p>
          </table:table-cell>
          <table:table-cell table:style-name="ce51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4"/>
          <table:table-cell table:style-name="ce26"/>
          <table:table-cell table:style-name="ce10" table:number-columns-repeated="2"/>
          <table:table-cell table:style-name="ce46"/>
          <table:table-cell table:style-name="ce10" table:formula="of:=RIGHT([.B88];[.K88])" office:value-type="float" office:value="0">
            <text:p>#VALUE!</text:p>
          </table:table-cell>
          <table:table-cell table:style-name="ce51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101]=&quot;&quot;;[.C101];CONCATENATE([.C101];&quot; / &quot;;[.E101]))" office:value-type="float" office:value="0">
            <text:p>0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6" table:formula="of:=IF([.E103]=&quot;&quot;;[.C103];CONCATENATE([.C103];&quot; / &quot;;[.E103]))" office:value-type="string" office:string-value="**">
            <text:p>**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6"/>
          <table:table-cell table:number-columns-repeated="1017"/>
        </table:table-row>
        <table:table-row table:style-name="ro3">
          <table:table-cell table:number-columns-repeated="2"/>
          <table:table-cell table:style-name="ce36"/>
          <table:table-cell table:number-columns-repeated="1021"/>
        </table:table-row>
        <table:table-row table:style-name="ro3">
          <table:table-cell table:number-columns-repeated="2"/>
          <table:table-cell table:style-name="ce3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8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9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0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1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9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2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9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9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9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9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9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9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9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9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6">2023/04/06</text:date>, <text:time>22:28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06T22:28:13.81</dc:date>
    <dc:creator>iwabuchi ken</dc:creator>
    <meta:editing-duration>P55DT13H9M29S</meta:editing-duration>
    <meta:editing-cycles>18015</meta:editing-cycles>
    <meta:document-statistic meta:table-count="2" meta:cell-count="923" meta:object-count="0"/>
    <meta:user-defined meta:name="qrichtext">1</meta:user-defined>
  </office:meta>
</office:document-meta>
</file>